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A1AFB988E7.png" manifest:media-type="image/png"/>
  <manifest:file-entry manifest:full-path="Pictures/10000000000004B0000002A1179A5EF4.jpg" manifest:media-type="image/jpeg"/>
  <manifest:file-entry manifest:full-path="Pictures/100000010000009300000045C4C5DC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2" draw:layer="layout" svg:width="16.746cm" svg:height="9.391cm" svg:x="2.521cm" svg:y="9.83cm">
          <draw:image xlink:href="Pictures/10000000000004B0000002A1179A5EF4.jpg" xlink:type="simple" xlink:show="embed" xlink:actuate="onLoad" draw:mime-type="image/jpeg">
            <text:p/>
          </draw:image>
        </draw:frame>
        <draw:frame draw:style-name="gr2" draw:text-style-name="P2" draw:layer="layout" svg:width="1.261cm" svg:height="0.588cm" svg:x="10.583cm" svg:y="12.103cm">
          <draw:image xlink:href="Pictures/100000010000009300000045C4C5DC98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3" draw:text-style-name="P3" draw:layer="layout" svg:width="16.665cm" svg:height="9.346cm" svg:x="1.335cm" svg:y="9cm">
          <draw:image xlink:href="Pictures/10000000000004B0000002A1AFB988E7.png" xlink:type="simple" xlink:show="embed" xlink:actuate="onLoad" draw:mime-type="image/png">
            <text:p/>
          </draw:image>
        </draw:frame>
        <draw:frame draw:style-name="gr2" draw:text-style-name="P2" draw:layer="layout" svg:width="1.261cm" svg:height="0.588cm" svg:x="9.4cm" svg:y="11.4cm">
          <draw:image xlink:href="Pictures/100000010000009300000045C4C5DC9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20T21:04:08.732000000</dc:date>
    <meta:editing-duration>PT13M45S</meta:editing-duration>
    <meta:editing-cycles>3</meta:editing-cycles>
    <meta:generator>LibreOffice/24.2.5.2$Windows_X86_64 LibreOffice_project/bffef4ea93e59bebbeaf7f431bb02b1a39ee8a59</meta:generator>
    <meta:document-statistic meta:object-count="5"/>
  </office:meta>
</office:document-meta>
</file>